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kkurat Std" svg:font-family="'Akkurat Std', apple-system, BlinkMacSystemFont, 'Segoe UI', Roboto, Oxygen, Ubuntu, Cantarell, 'Helvetica Neue', sans-serif"/>
    <style:font-face style:name="Lato" svg:font-family="Lato, 'Lucida Sans Unicode', 'Lucida Grande', sans-serif"/>
    <style:font-face style:name="Lohit Devanagari1" svg:font-family="'Lohit Devanagari'"/>
    <style:font-face style:name="arial" svg:font-family="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style>
    <style:style style:name="P2"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1c1e29" style:font-name="arial" fo:font-size="12pt" fo:letter-spacing="normal" fo:font-style="normal" fo:font-weight="normal" officeooo:paragraph-rsid="001bbc84"/>
    </style:style>
    <style:style style:name="P3" style:family="paragraph" style:parent-style-name="Text_20_body">
      <loext:graphic-properties draw:fill="solid" draw:fill-color="#ffffff" draw:opacity="100%"/>
      <style:paragraph-properties fo:margin-left="0in" fo:margin-right="0in" fo:margin-top="0in" fo:margin-bottom="0in" loext:contextual-spacing="false" fo:text-align="start" style:justify-single-word="false" fo:orphans="2" fo:widows="2" fo:text-indent="0in" style:auto-text-indent="false" fo:background-color="#ffffff" fo:padding="0in" fo:border="none"/>
      <style:text-properties fo:font-variant="normal" fo:text-transform="none" fo:color="#494c4e" style:font-name="arial" fo:font-size="12pt" fo:letter-spacing="normal" fo:font-style="normal" fo:font-weight="normal" fo:background-color="transparent" loext:padding="0in" loext:border="none"/>
    </style:style>
    <style:style style:name="P4" style:family="paragraph" style:parent-style-name="Heading_20_1">
      <style:paragraph-properties fo:margin-left="0in" fo:margin-right="0in" fo:margin-top="0in" fo:margin-bottom="0in" loext:contextual-spacing="false" fo:orphans="2" fo:widows="2" fo:text-indent="0in" style:auto-text-indent="false" fo:padding="0in" fo:border="none"/>
      <style:text-properties fo:font-variant="normal" fo:text-transform="none" fo:color="#494c4e" style:font-name="Lato" fo:font-size="12pt" fo:letter-spacing="normal" fo:font-style="normal" fo:font-weight="normal" officeooo:paragraph-rsid="001bbc84"/>
    </style:style>
    <style:style style:name="T1" style:family="text">
      <style:text-properties officeooo:rsid="001bbc84"/>
    </style:style>
    <style:style style:name="T2" style:family="text">
      <style:text-properties fo:font-variant="normal" fo:text-transform="none" fo:color="#494c4e" style:font-name="arial" fo:font-size="12pt" fo:letter-spacing="normal" fo:font-style="normal" fo:font-weight="normal" fo:background-color="transparent" loext:char-shading-value="0" loext:padding="0in" loext:border="none"/>
    </style:style>
    <style:style style:name="T3" style:family="text">
      <style:text-properties fo:font-variant="normal" fo:text-transform="none" fo:color="#494c4e" fo:letter-spacing="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Writing the Declaration of Independence</text:h>
      <text:p text:style-name="P1"><text:line-break/><text:span text:style-name="T2">The committee to frame the constitution had five members known as the "Committee of Five" the members were Thomas Jefferson of Virginia, John Adams of Massachusetts, Roger Sherman of Connecticut, Robert R. Livingston of New York and Benjamin Franklin of Pennsylvania. The five members voted for Thomas Jefferson to the primary author. He was selected as the author due to his reputation as a renaissance man style and his skills as a writer. John Adams, who received the second-highest number of votes, also wanted Jefferson to write the document. Adams stated his reason as, “Reason first—You are a Virginian, and a Virginian ought to appear at the head of this business. Reason second—I am obnoxious, suspected and unpopular. You are very much otherwise. Reason third—You can write ten times better than I can.” Though Benjamin Franklin was also known as an author, it is believed that his writing style would have led to having a joke being placed in the Declaration of Independence.</text:span></text:p>
      <text:p text:style-name="P3">Thomas Jefferson drew on The Virginia Declaration of Rights, written by George Mason, for the opening paragraphs. In terms of philosophical thought, the works of John Locke an English philosopher and doctor 29 August 1632 – 28 October 1704,  heavily influenced. The phrase "life, liberty, and pursuit of happiness," was an idea first considered by Locke in his Two Treatises on Government.</text:p>
      <text:p text:style-name="P3">Jefferson respected the opinions of Adams and Franklin the most, as for, Sherman and Livingston, many historians assert that they made no changes to the text. In total, it took 17 days and 47 changes to the document before its submission to Congres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kkurat Std" svg:font-family="'Akkurat Std', apple-system, BlinkMacSystemFont, 'Segoe UI', Roboto, Oxygen, Ubuntu, Cantarell, 'Helvetica Neue', sans-serif"/>
    <style:font-face style:name="Lato" svg:font-family="Lato, 'Lucida Sans Unicode', 'Lucida Grande', sans-serif"/>
    <style:font-face style:name="Lohit Devanagari1" svg:font-family="'Lohit Devanagari'"/>
    <style:font-face style:name="arial" svg:font-family="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5T08:59:24.294738654</meta:creation-date>
    <dc:date>2019-09-25T10:10:37.625692502</dc:date>
    <meta:editing-duration>PT29M23S</meta:editing-duration>
    <meta:editing-cycles>2</meta:editing-cycles>
    <meta:generator>LibreOffice/6.0.7.3$Linux_X86_64 LibreOffice_project/00m0$Build-3</meta:generator>
    <meta:document-statistic meta:table-count="0" meta:image-count="0" meta:object-count="0" meta:page-count="1" meta:paragraph-count="4" meta:word-count="275" meta:character-count="1665" meta:non-whitespace-character-count="1394"/>
  </office:meta>
</office:document-meta>
</file>